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6.31cm" fo:min-width="0.5cm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62cm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style:paragraph-properties fo:text-align="center"/>
      <style:text-properties fo:font-size="10pt"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font-size="10pt"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cm" svg:height="26.56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" draw:text-style-name="P2" draw:layer="layout" svg:width="0.5cm" svg:height="0.5cm" svg:x="1.25cm" svg:y="1.5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.25cm" svg:y="1.5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.25cm" svg:y="1.5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.25cm" svg:y="3.2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.25cm" svg:y="3.2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.25cm" svg:y="3.2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.25cm" svg:y="4.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.25cm" svg:y="4.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.25cm" svg:y="4.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.25cm" svg:y="6.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.25cm" svg:y="6.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.25cm" svg:y="6.5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.25cm" svg:y="8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.25cm" svg:y="8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.25cm" svg:y="8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.25cm" svg:y="9.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.25cm" svg:y="9.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.25cm" svg:y="9.8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.25cm" svg:y="11.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.25cm" svg:y="11.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.25cm" svg:y="11.5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.25cm" svg:y="13.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.25cm" svg:y="13.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.25cm" svg:y="13.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.25cm" svg:y="14.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.25cm" svg:y="14.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.25cm" svg:y="14.8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.25cm" svg:y="16.5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.25cm" svg:y="16.5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.25cm" svg:y="16.5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.25cm" svg:y="18.1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.25cm" svg:y="18.1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.25cm" svg:y="18.1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.25cm" svg:y="19.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.25cm" svg:y="19.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.25cm" svg:y="19.8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.25cm" svg:y="21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.25cm" svg:y="21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.25cm" svg:y="21.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.25cm" svg:y="23.1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.25cm" svg:y="23.1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.25cm" svg:y="23.1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.25cm" svg:y="24.8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.25cm" svg:y="24.8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.25cm" svg:y="24.8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.25cm" svg:y="26.4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.25cm" svg:y="26.4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.25cm" svg:y="26.48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4" draw:text-style-name="P4" draw:layer="layout" svg:width="18.791cm" svg:height="1.673cm" svg:x="1.217cm" svg:y="0.439cm">
          <draw:text-box>
            <text:p text:style-name="P3"><text:span text:style-name="T1">https://www.aliexpress.com/item/32370751752.html</text:span></text:p>
          </draw:text-box>
        </draw:frame>
        <draw:frame draw:style-name="gr5" draw:text-style-name="P6" draw:layer="layout" svg:width="9.007cm" svg:height="0.962cm" svg:x="5.998cm" svg:y="27.969cm">
          <draw:text-box>
            <text:p text:style-name="P5">60 ppm 5050 10mm</text:p>
          </draw:text-box>
        </draw:frame>
        <draw:g>
          <draw:custom-shape draw:style-name="gr1" draw:text-style-name="P1" draw:layer="layout" svg:width="1cm" svg:height="26.56cm" svg:x="2.012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" draw:text-style-name="P2" draw:layer="layout" svg:width="0.5cm" svg:height="0.5cm" svg:x="2.262cm" svg:y="1.5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2.262cm" svg:y="1.5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2.262cm" svg:y="1.5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2.262cm" svg:y="3.2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2.262cm" svg:y="3.2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2.262cm" svg:y="3.2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2.262cm" svg:y="4.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2.262cm" svg:y="4.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2.262cm" svg:y="4.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2.262cm" svg:y="6.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2.262cm" svg:y="6.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2.262cm" svg:y="6.5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2.262cm" svg:y="8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2.262cm" svg:y="8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2.262cm" svg:y="8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2.262cm" svg:y="9.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2.262cm" svg:y="9.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2.262cm" svg:y="9.8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2.262cm" svg:y="11.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2.262cm" svg:y="11.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2.262cm" svg:y="11.5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2.262cm" svg:y="13.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2.262cm" svg:y="13.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2.262cm" svg:y="13.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2.262cm" svg:y="14.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2.262cm" svg:y="14.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2.262cm" svg:y="14.8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2.262cm" svg:y="16.5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2.262cm" svg:y="16.5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2.262cm" svg:y="16.5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2.262cm" svg:y="18.1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2.262cm" svg:y="18.1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2.262cm" svg:y="18.1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2.262cm" svg:y="19.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2.262cm" svg:y="19.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2.262cm" svg:y="19.8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2.262cm" svg:y="21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2.262cm" svg:y="21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2.262cm" svg:y="21.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2.262cm" svg:y="23.1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2.262cm" svg:y="23.1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2.262cm" svg:y="23.1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2.262cm" svg:y="24.8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2.262cm" svg:y="24.8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2.262cm" svg:y="24.8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2.262cm" svg:y="26.4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2.262cm" svg:y="26.4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2.262cm" svg:y="26.48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1cm" svg:height="26.56cm" svg:x="3.024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" draw:text-style-name="P2" draw:layer="layout" svg:width="0.5cm" svg:height="0.5cm" svg:x="3.274cm" svg:y="1.5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3.274cm" svg:y="1.5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3.274cm" svg:y="1.5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3.274cm" svg:y="3.2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3.274cm" svg:y="3.2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3.274cm" svg:y="3.2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3.274cm" svg:y="4.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3.274cm" svg:y="4.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3.274cm" svg:y="4.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3.274cm" svg:y="6.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3.274cm" svg:y="6.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3.274cm" svg:y="6.5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3.274cm" svg:y="8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3.274cm" svg:y="8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3.274cm" svg:y="8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3.274cm" svg:y="9.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3.274cm" svg:y="9.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3.274cm" svg:y="9.8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3.274cm" svg:y="11.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3.274cm" svg:y="11.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3.274cm" svg:y="11.5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3.274cm" svg:y="13.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3.274cm" svg:y="13.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3.274cm" svg:y="13.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3.274cm" svg:y="14.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3.274cm" svg:y="14.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3.274cm" svg:y="14.8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3.274cm" svg:y="16.5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3.274cm" svg:y="16.5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3.274cm" svg:y="16.5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3.274cm" svg:y="18.1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3.274cm" svg:y="18.1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3.274cm" svg:y="18.1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3.274cm" svg:y="19.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3.274cm" svg:y="19.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3.274cm" svg:y="19.8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3.274cm" svg:y="21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3.274cm" svg:y="21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3.274cm" svg:y="21.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3.274cm" svg:y="23.1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3.274cm" svg:y="23.1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3.274cm" svg:y="23.1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3.274cm" svg:y="24.8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3.274cm" svg:y="24.8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3.274cm" svg:y="24.8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3.274cm" svg:y="26.4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3.274cm" svg:y="26.4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3.274cm" svg:y="26.48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1cm" svg:height="26.56cm" svg:x="4.036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" draw:text-style-name="P2" draw:layer="layout" svg:width="0.5cm" svg:height="0.5cm" svg:x="4.286cm" svg:y="1.5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4.286cm" svg:y="1.5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4.286cm" svg:y="1.5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4.286cm" svg:y="3.2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4.286cm" svg:y="3.2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4.286cm" svg:y="3.2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4.286cm" svg:y="4.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4.286cm" svg:y="4.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4.286cm" svg:y="4.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4.286cm" svg:y="6.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4.286cm" svg:y="6.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4.286cm" svg:y="6.5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4.286cm" svg:y="8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4.286cm" svg:y="8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4.286cm" svg:y="8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4.286cm" svg:y="9.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4.286cm" svg:y="9.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4.286cm" svg:y="9.8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4.286cm" svg:y="11.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4.286cm" svg:y="11.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4.286cm" svg:y="11.5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4.286cm" svg:y="13.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4.286cm" svg:y="13.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4.286cm" svg:y="13.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4.286cm" svg:y="14.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4.286cm" svg:y="14.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4.286cm" svg:y="14.8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4.286cm" svg:y="16.5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4.286cm" svg:y="16.5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4.286cm" svg:y="16.5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4.286cm" svg:y="18.1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4.286cm" svg:y="18.1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4.286cm" svg:y="18.1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4.286cm" svg:y="19.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4.286cm" svg:y="19.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4.286cm" svg:y="19.8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4.286cm" svg:y="21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4.286cm" svg:y="21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4.286cm" svg:y="21.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4.286cm" svg:y="23.1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4.286cm" svg:y="23.1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4.286cm" svg:y="23.1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4.286cm" svg:y="24.8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4.286cm" svg:y="24.8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4.286cm" svg:y="24.8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4.286cm" svg:y="26.4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4.286cm" svg:y="26.4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4.286cm" svg:y="26.48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1cm" svg:height="26.56cm" svg:x="5.04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" draw:text-style-name="P2" draw:layer="layout" svg:width="0.5cm" svg:height="0.5cm" svg:x="5.298cm" svg:y="1.5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5.298cm" svg:y="1.5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5.298cm" svg:y="1.5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5.298cm" svg:y="3.2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5.298cm" svg:y="3.2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5.298cm" svg:y="3.2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5.298cm" svg:y="4.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5.298cm" svg:y="4.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5.298cm" svg:y="4.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5.298cm" svg:y="6.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5.298cm" svg:y="6.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5.298cm" svg:y="6.5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5.298cm" svg:y="8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5.298cm" svg:y="8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5.298cm" svg:y="8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5.298cm" svg:y="9.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5.298cm" svg:y="9.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5.298cm" svg:y="9.8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5.298cm" svg:y="11.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5.298cm" svg:y="11.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5.298cm" svg:y="11.5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5.298cm" svg:y="13.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5.298cm" svg:y="13.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5.298cm" svg:y="13.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5.298cm" svg:y="14.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5.298cm" svg:y="14.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5.298cm" svg:y="14.8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5.298cm" svg:y="16.5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5.298cm" svg:y="16.5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5.298cm" svg:y="16.5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5.298cm" svg:y="18.1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5.298cm" svg:y="18.1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5.298cm" svg:y="18.1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5.298cm" svg:y="19.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5.298cm" svg:y="19.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5.298cm" svg:y="19.8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5.298cm" svg:y="21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5.298cm" svg:y="21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5.298cm" svg:y="21.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5.298cm" svg:y="23.1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5.298cm" svg:y="23.1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5.298cm" svg:y="23.1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5.298cm" svg:y="24.8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5.298cm" svg:y="24.8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5.298cm" svg:y="24.8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5.298cm" svg:y="26.4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5.298cm" svg:y="26.4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5.298cm" svg:y="26.48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1cm" svg:height="26.56cm" svg:x="6.06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" draw:text-style-name="P2" draw:layer="layout" svg:width="0.5cm" svg:height="0.5cm" svg:x="6.31cm" svg:y="1.5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6.31cm" svg:y="1.5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6.31cm" svg:y="1.5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6.31cm" svg:y="3.2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6.31cm" svg:y="3.2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6.31cm" svg:y="3.2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6.31cm" svg:y="4.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6.31cm" svg:y="4.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6.31cm" svg:y="4.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6.31cm" svg:y="6.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6.31cm" svg:y="6.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6.31cm" svg:y="6.5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6.31cm" svg:y="8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6.31cm" svg:y="8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6.31cm" svg:y="8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6.31cm" svg:y="9.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6.31cm" svg:y="9.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6.31cm" svg:y="9.8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6.31cm" svg:y="11.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6.31cm" svg:y="11.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6.31cm" svg:y="11.5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6.31cm" svg:y="13.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6.31cm" svg:y="13.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6.31cm" svg:y="13.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6.31cm" svg:y="14.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6.31cm" svg:y="14.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6.31cm" svg:y="14.8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6.31cm" svg:y="16.5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6.31cm" svg:y="16.5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6.31cm" svg:y="16.5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6.31cm" svg:y="18.1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6.31cm" svg:y="18.1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6.31cm" svg:y="18.1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6.31cm" svg:y="19.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6.31cm" svg:y="19.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6.31cm" svg:y="19.8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6.31cm" svg:y="21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6.31cm" svg:y="21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6.31cm" svg:y="21.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6.31cm" svg:y="23.1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6.31cm" svg:y="23.1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6.31cm" svg:y="23.1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6.31cm" svg:y="24.8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6.31cm" svg:y="24.8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6.31cm" svg:y="24.8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6.31cm" svg:y="26.4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6.31cm" svg:y="26.4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6.31cm" svg:y="26.48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1cm" svg:height="26.56cm" svg:x="7.072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" draw:text-style-name="P2" draw:layer="layout" svg:width="0.5cm" svg:height="0.5cm" svg:x="7.322cm" svg:y="1.5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7.322cm" svg:y="1.5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7.322cm" svg:y="1.5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7.322cm" svg:y="3.2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7.322cm" svg:y="3.2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7.322cm" svg:y="3.2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7.322cm" svg:y="4.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7.322cm" svg:y="4.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7.322cm" svg:y="4.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7.322cm" svg:y="6.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7.322cm" svg:y="6.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7.322cm" svg:y="6.5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7.322cm" svg:y="8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7.322cm" svg:y="8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7.322cm" svg:y="8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7.322cm" svg:y="9.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7.322cm" svg:y="9.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7.322cm" svg:y="9.8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7.322cm" svg:y="11.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7.322cm" svg:y="11.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7.322cm" svg:y="11.5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7.322cm" svg:y="13.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7.322cm" svg:y="13.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7.322cm" svg:y="13.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7.322cm" svg:y="14.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7.322cm" svg:y="14.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7.322cm" svg:y="14.8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7.322cm" svg:y="16.5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7.322cm" svg:y="16.5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7.322cm" svg:y="16.5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7.322cm" svg:y="18.1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7.322cm" svg:y="18.1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7.322cm" svg:y="18.1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7.322cm" svg:y="19.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7.322cm" svg:y="19.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7.322cm" svg:y="19.8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7.322cm" svg:y="21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7.322cm" svg:y="21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7.322cm" svg:y="21.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7.322cm" svg:y="23.1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7.322cm" svg:y="23.1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7.322cm" svg:y="23.1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7.322cm" svg:y="24.8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7.322cm" svg:y="24.8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7.322cm" svg:y="24.8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7.322cm" svg:y="26.4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7.322cm" svg:y="26.4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7.322cm" svg:y="26.48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1cm" svg:height="26.56cm" svg:x="8.084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" draw:text-style-name="P2" draw:layer="layout" svg:width="0.5cm" svg:height="0.5cm" svg:x="8.334cm" svg:y="1.5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8.334cm" svg:y="1.5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8.334cm" svg:y="1.5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8.334cm" svg:y="3.2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8.334cm" svg:y="3.2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8.334cm" svg:y="3.2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8.334cm" svg:y="4.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8.334cm" svg:y="4.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8.334cm" svg:y="4.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8.334cm" svg:y="6.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8.334cm" svg:y="6.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8.334cm" svg:y="6.5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8.334cm" svg:y="8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8.334cm" svg:y="8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8.334cm" svg:y="8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8.334cm" svg:y="9.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8.334cm" svg:y="9.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8.334cm" svg:y="9.8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8.334cm" svg:y="11.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8.334cm" svg:y="11.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8.334cm" svg:y="11.5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8.334cm" svg:y="13.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8.334cm" svg:y="13.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8.334cm" svg:y="13.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8.334cm" svg:y="14.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8.334cm" svg:y="14.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8.334cm" svg:y="14.8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8.334cm" svg:y="16.5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8.334cm" svg:y="16.5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8.334cm" svg:y="16.5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8.334cm" svg:y="18.1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8.334cm" svg:y="18.1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8.334cm" svg:y="18.1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8.334cm" svg:y="19.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8.334cm" svg:y="19.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8.334cm" svg:y="19.8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8.334cm" svg:y="21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8.334cm" svg:y="21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8.334cm" svg:y="21.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8.334cm" svg:y="23.1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8.334cm" svg:y="23.1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8.334cm" svg:y="23.1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8.334cm" svg:y="24.8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8.334cm" svg:y="24.8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8.334cm" svg:y="24.8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8.334cm" svg:y="26.4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8.334cm" svg:y="26.4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8.334cm" svg:y="26.48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1cm" svg:height="26.56cm" svg:x="9.102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" draw:text-style-name="P2" draw:layer="layout" svg:width="0.5cm" svg:height="0.5cm" svg:x="9.352cm" svg:y="1.5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9.352cm" svg:y="1.5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9.352cm" svg:y="1.5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9.352cm" svg:y="3.2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9.352cm" svg:y="3.2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9.352cm" svg:y="3.2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9.352cm" svg:y="4.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9.352cm" svg:y="4.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9.352cm" svg:y="4.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9.352cm" svg:y="6.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9.352cm" svg:y="6.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9.352cm" svg:y="6.5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9.352cm" svg:y="8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9.352cm" svg:y="8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9.352cm" svg:y="8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9.352cm" svg:y="9.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9.352cm" svg:y="9.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9.352cm" svg:y="9.8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9.352cm" svg:y="11.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9.352cm" svg:y="11.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9.352cm" svg:y="11.5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9.352cm" svg:y="13.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9.352cm" svg:y="13.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9.352cm" svg:y="13.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9.352cm" svg:y="14.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9.352cm" svg:y="14.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9.352cm" svg:y="14.8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9.352cm" svg:y="16.5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9.352cm" svg:y="16.5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9.352cm" svg:y="16.5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9.352cm" svg:y="18.1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9.352cm" svg:y="18.1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9.352cm" svg:y="18.1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9.352cm" svg:y="19.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9.352cm" svg:y="19.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9.352cm" svg:y="19.8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9.352cm" svg:y="21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9.352cm" svg:y="21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9.352cm" svg:y="21.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9.352cm" svg:y="23.1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9.352cm" svg:y="23.1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9.352cm" svg:y="23.1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9.352cm" svg:y="24.8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9.352cm" svg:y="24.8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9.352cm" svg:y="24.8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9.352cm" svg:y="26.4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9.352cm" svg:y="26.4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9.352cm" svg:y="26.48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1cm" svg:height="26.56cm" svg:x="10.12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" draw:text-style-name="P2" draw:layer="layout" svg:width="0.5cm" svg:height="0.5cm" svg:x="10.37cm" svg:y="1.5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0.37cm" svg:y="1.5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0.37cm" svg:y="1.5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0.37cm" svg:y="3.2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0.37cm" svg:y="3.2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0.37cm" svg:y="3.2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0.37cm" svg:y="4.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0.37cm" svg:y="4.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0.37cm" svg:y="4.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0.37cm" svg:y="6.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0.37cm" svg:y="6.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0.37cm" svg:y="6.5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0.37cm" svg:y="8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0.37cm" svg:y="8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0.37cm" svg:y="8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0.37cm" svg:y="9.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0.37cm" svg:y="9.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0.37cm" svg:y="9.8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0.37cm" svg:y="11.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0.37cm" svg:y="11.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0.37cm" svg:y="11.5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0.37cm" svg:y="13.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0.37cm" svg:y="13.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0.37cm" svg:y="13.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0.37cm" svg:y="14.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0.37cm" svg:y="14.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0.37cm" svg:y="14.8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0.37cm" svg:y="16.5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0.37cm" svg:y="16.5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0.37cm" svg:y="16.5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0.37cm" svg:y="18.1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0.37cm" svg:y="18.1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0.37cm" svg:y="18.1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0.37cm" svg:y="19.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0.37cm" svg:y="19.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0.37cm" svg:y="19.8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0.37cm" svg:y="21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0.37cm" svg:y="21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0.37cm" svg:y="21.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0.37cm" svg:y="23.1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0.37cm" svg:y="23.1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0.37cm" svg:y="23.1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0.37cm" svg:y="24.8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0.37cm" svg:y="24.8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0.37cm" svg:y="24.8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0.37cm" svg:y="26.4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0.37cm" svg:y="26.4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0.37cm" svg:y="26.48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1cm" svg:height="26.56cm" svg:x="11.13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" draw:text-style-name="P2" draw:layer="layout" svg:width="0.5cm" svg:height="0.5cm" svg:x="11.388cm" svg:y="1.5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1.388cm" svg:y="1.5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1.388cm" svg:y="1.5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1.388cm" svg:y="3.2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1.388cm" svg:y="3.2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1.388cm" svg:y="3.2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1.388cm" svg:y="4.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1.388cm" svg:y="4.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1.388cm" svg:y="4.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1.388cm" svg:y="6.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1.388cm" svg:y="6.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1.388cm" svg:y="6.5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1.388cm" svg:y="8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1.388cm" svg:y="8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1.388cm" svg:y="8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1.388cm" svg:y="9.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1.388cm" svg:y="9.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1.388cm" svg:y="9.8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1.388cm" svg:y="11.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1.388cm" svg:y="11.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1.388cm" svg:y="11.5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1.388cm" svg:y="13.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1.388cm" svg:y="13.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1.388cm" svg:y="13.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1.388cm" svg:y="14.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1.388cm" svg:y="14.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1.388cm" svg:y="14.8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1.388cm" svg:y="16.5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1.388cm" svg:y="16.5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1.388cm" svg:y="16.5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1.388cm" svg:y="18.1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1.388cm" svg:y="18.1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1.388cm" svg:y="18.1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1.388cm" svg:y="19.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1.388cm" svg:y="19.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1.388cm" svg:y="19.8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1.388cm" svg:y="21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1.388cm" svg:y="21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1.388cm" svg:y="21.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1.388cm" svg:y="23.1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1.388cm" svg:y="23.1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1.388cm" svg:y="23.1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1.388cm" svg:y="24.8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1.388cm" svg:y="24.8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1.388cm" svg:y="24.8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1.388cm" svg:y="26.4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1.388cm" svg:y="26.4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1.388cm" svg:y="26.48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1cm" svg:height="26.56cm" svg:x="12.152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" draw:text-style-name="P2" draw:layer="layout" svg:width="0.5cm" svg:height="0.5cm" svg:x="12.402cm" svg:y="1.5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2.402cm" svg:y="1.5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2.402cm" svg:y="1.5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2.402cm" svg:y="3.2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2.402cm" svg:y="3.2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2.402cm" svg:y="3.2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2.402cm" svg:y="4.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2.402cm" svg:y="4.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2.402cm" svg:y="4.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2.402cm" svg:y="6.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2.402cm" svg:y="6.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2.402cm" svg:y="6.5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2.402cm" svg:y="8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2.402cm" svg:y="8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2.402cm" svg:y="8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2.402cm" svg:y="9.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2.402cm" svg:y="9.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2.402cm" svg:y="9.8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2.402cm" svg:y="11.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2.402cm" svg:y="11.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2.402cm" svg:y="11.5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2.402cm" svg:y="13.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2.402cm" svg:y="13.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2.402cm" svg:y="13.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2.402cm" svg:y="14.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2.402cm" svg:y="14.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2.402cm" svg:y="14.8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2.402cm" svg:y="16.5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2.402cm" svg:y="16.5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2.402cm" svg:y="16.5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2.402cm" svg:y="18.1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2.402cm" svg:y="18.1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2.402cm" svg:y="18.1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2.402cm" svg:y="19.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2.402cm" svg:y="19.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2.402cm" svg:y="19.8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2.402cm" svg:y="21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2.402cm" svg:y="21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2.402cm" svg:y="21.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2.402cm" svg:y="23.1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2.402cm" svg:y="23.1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2.402cm" svg:y="23.1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2.402cm" svg:y="24.8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2.402cm" svg:y="24.8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2.402cm" svg:y="24.8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2.402cm" svg:y="26.4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2.402cm" svg:y="26.4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2.402cm" svg:y="26.48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1cm" svg:height="26.56cm" svg:x="13.166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" draw:text-style-name="P2" draw:layer="layout" svg:width="0.5cm" svg:height="0.5cm" svg:x="13.416cm" svg:y="1.5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3.416cm" svg:y="1.5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3.416cm" svg:y="1.5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3.416cm" svg:y="3.2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3.416cm" svg:y="3.2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3.416cm" svg:y="3.2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3.416cm" svg:y="4.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3.416cm" svg:y="4.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3.416cm" svg:y="4.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3.416cm" svg:y="6.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3.416cm" svg:y="6.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3.416cm" svg:y="6.5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3.416cm" svg:y="8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3.416cm" svg:y="8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3.416cm" svg:y="8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3.416cm" svg:y="9.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3.416cm" svg:y="9.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3.416cm" svg:y="9.8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3.416cm" svg:y="11.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3.416cm" svg:y="11.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3.416cm" svg:y="11.5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3.416cm" svg:y="13.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3.416cm" svg:y="13.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3.416cm" svg:y="13.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3.416cm" svg:y="14.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3.416cm" svg:y="14.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3.416cm" svg:y="14.8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3.416cm" svg:y="16.5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3.416cm" svg:y="16.5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3.416cm" svg:y="16.5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3.416cm" svg:y="18.1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3.416cm" svg:y="18.1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3.416cm" svg:y="18.1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3.416cm" svg:y="19.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3.416cm" svg:y="19.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3.416cm" svg:y="19.8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3.416cm" svg:y="21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3.416cm" svg:y="21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3.416cm" svg:y="21.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3.416cm" svg:y="23.1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3.416cm" svg:y="23.1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3.416cm" svg:y="23.1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3.416cm" svg:y="24.8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3.416cm" svg:y="24.8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3.416cm" svg:y="24.8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3.416cm" svg:y="26.4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3.416cm" svg:y="26.4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3.416cm" svg:y="26.48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1cm" svg:height="26.56cm" svg:x="14.1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" draw:text-style-name="P2" draw:layer="layout" svg:width="0.5cm" svg:height="0.5cm" svg:x="14.43cm" svg:y="1.5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4.43cm" svg:y="1.5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4.43cm" svg:y="1.5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4.43cm" svg:y="3.2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4.43cm" svg:y="3.2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4.43cm" svg:y="3.2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4.43cm" svg:y="4.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4.43cm" svg:y="4.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4.43cm" svg:y="4.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4.43cm" svg:y="6.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4.43cm" svg:y="6.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4.43cm" svg:y="6.5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4.43cm" svg:y="8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4.43cm" svg:y="8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4.43cm" svg:y="8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4.43cm" svg:y="9.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4.43cm" svg:y="9.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4.43cm" svg:y="9.8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4.43cm" svg:y="11.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4.43cm" svg:y="11.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4.43cm" svg:y="11.5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4.43cm" svg:y="13.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4.43cm" svg:y="13.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4.43cm" svg:y="13.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4.43cm" svg:y="14.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4.43cm" svg:y="14.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4.43cm" svg:y="14.8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4.43cm" svg:y="16.5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4.43cm" svg:y="16.5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4.43cm" svg:y="16.5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4.43cm" svg:y="18.1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4.43cm" svg:y="18.1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4.43cm" svg:y="18.1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4.43cm" svg:y="19.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4.43cm" svg:y="19.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4.43cm" svg:y="19.8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4.43cm" svg:y="21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4.43cm" svg:y="21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4.43cm" svg:y="21.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4.43cm" svg:y="23.1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4.43cm" svg:y="23.1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4.43cm" svg:y="23.1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4.43cm" svg:y="24.8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4.43cm" svg:y="24.8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4.43cm" svg:y="24.8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4.43cm" svg:y="26.4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4.43cm" svg:y="26.4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4.43cm" svg:y="26.48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1cm" svg:height="26.56cm" svg:x="15.194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" draw:text-style-name="P2" draw:layer="layout" svg:width="0.5cm" svg:height="0.5cm" svg:x="15.444cm" svg:y="1.5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5.444cm" svg:y="1.5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5.444cm" svg:y="1.5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5.444cm" svg:y="3.2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5.444cm" svg:y="3.2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5.444cm" svg:y="3.2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5.444cm" svg:y="4.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5.444cm" svg:y="4.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5.444cm" svg:y="4.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5.444cm" svg:y="6.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5.444cm" svg:y="6.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5.444cm" svg:y="6.5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5.444cm" svg:y="8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5.444cm" svg:y="8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5.444cm" svg:y="8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5.444cm" svg:y="9.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5.444cm" svg:y="9.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5.444cm" svg:y="9.8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5.444cm" svg:y="11.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5.444cm" svg:y="11.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5.444cm" svg:y="11.5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5.444cm" svg:y="13.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5.444cm" svg:y="13.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5.444cm" svg:y="13.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5.444cm" svg:y="14.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5.444cm" svg:y="14.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5.444cm" svg:y="14.8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5.444cm" svg:y="16.5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5.444cm" svg:y="16.5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5.444cm" svg:y="16.5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5.444cm" svg:y="18.1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5.444cm" svg:y="18.1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5.444cm" svg:y="18.1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5.444cm" svg:y="19.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5.444cm" svg:y="19.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5.444cm" svg:y="19.8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5.444cm" svg:y="21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5.444cm" svg:y="21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5.444cm" svg:y="21.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5.444cm" svg:y="23.1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5.444cm" svg:y="23.1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5.444cm" svg:y="23.1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5.444cm" svg:y="24.8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5.444cm" svg:y="24.8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5.444cm" svg:y="24.8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5.444cm" svg:y="26.4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5.444cm" svg:y="26.4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5.444cm" svg:y="26.48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1cm" svg:height="26.56cm" svg:x="16.20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" draw:text-style-name="P2" draw:layer="layout" svg:width="0.5cm" svg:height="0.5cm" svg:x="16.458cm" svg:y="1.5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6.458cm" svg:y="1.5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6.458cm" svg:y="1.5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6.458cm" svg:y="3.2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6.458cm" svg:y="3.2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6.458cm" svg:y="3.2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6.458cm" svg:y="4.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6.458cm" svg:y="4.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6.458cm" svg:y="4.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6.458cm" svg:y="6.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6.458cm" svg:y="6.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6.458cm" svg:y="6.5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6.458cm" svg:y="8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6.458cm" svg:y="8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6.458cm" svg:y="8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6.458cm" svg:y="9.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6.458cm" svg:y="9.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6.458cm" svg:y="9.8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6.458cm" svg:y="11.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6.458cm" svg:y="11.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6.458cm" svg:y="11.5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6.458cm" svg:y="13.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6.458cm" svg:y="13.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6.458cm" svg:y="13.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6.458cm" svg:y="14.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6.458cm" svg:y="14.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6.458cm" svg:y="14.8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6.458cm" svg:y="16.5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6.458cm" svg:y="16.5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6.458cm" svg:y="16.5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6.458cm" svg:y="18.1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6.458cm" svg:y="18.1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6.458cm" svg:y="18.1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6.458cm" svg:y="19.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6.458cm" svg:y="19.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6.458cm" svg:y="19.8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6.458cm" svg:y="21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6.458cm" svg:y="21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6.458cm" svg:y="21.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6.458cm" svg:y="23.1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6.458cm" svg:y="23.1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6.458cm" svg:y="23.1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6.458cm" svg:y="24.8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6.458cm" svg:y="24.8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6.458cm" svg:y="24.8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6.458cm" svg:y="26.4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6.458cm" svg:y="26.4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6.458cm" svg:y="26.48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1cm" svg:height="26.56cm" svg:x="17.222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" draw:text-style-name="P2" draw:layer="layout" svg:width="0.5cm" svg:height="0.5cm" svg:x="17.472cm" svg:y="1.5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7.472cm" svg:y="1.5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7.472cm" svg:y="1.5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7.472cm" svg:y="3.2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7.472cm" svg:y="3.2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7.472cm" svg:y="3.2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7.472cm" svg:y="4.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7.472cm" svg:y="4.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7.472cm" svg:y="4.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7.472cm" svg:y="6.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7.472cm" svg:y="6.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7.472cm" svg:y="6.5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7.472cm" svg:y="8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7.472cm" svg:y="8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7.472cm" svg:y="8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7.472cm" svg:y="9.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7.472cm" svg:y="9.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7.472cm" svg:y="9.8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7.472cm" svg:y="11.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7.472cm" svg:y="11.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7.472cm" svg:y="11.5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7.472cm" svg:y="13.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7.472cm" svg:y="13.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7.472cm" svg:y="13.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7.472cm" svg:y="14.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7.472cm" svg:y="14.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7.472cm" svg:y="14.8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7.472cm" svg:y="16.5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7.472cm" svg:y="16.5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7.472cm" svg:y="16.5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7.472cm" svg:y="18.1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7.472cm" svg:y="18.1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7.472cm" svg:y="18.1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7.472cm" svg:y="19.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7.472cm" svg:y="19.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7.472cm" svg:y="19.8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7.472cm" svg:y="21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7.472cm" svg:y="21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7.472cm" svg:y="21.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7.472cm" svg:y="23.1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7.472cm" svg:y="23.1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7.472cm" svg:y="23.1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7.472cm" svg:y="24.8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7.472cm" svg:y="24.8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7.472cm" svg:y="24.8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7.472cm" svg:y="26.4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7.472cm" svg:y="26.4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7.472cm" svg:y="26.48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1cm" svg:height="26.56cm" svg:x="18.236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" draw:text-style-name="P2" draw:layer="layout" svg:width="0.5cm" svg:height="0.5cm" svg:x="18.486cm" svg:y="1.5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8.486cm" svg:y="1.5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8.486cm" svg:y="1.5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8.486cm" svg:y="3.2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8.486cm" svg:y="3.2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8.486cm" svg:y="3.2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8.486cm" svg:y="4.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8.486cm" svg:y="4.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8.486cm" svg:y="4.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8.486cm" svg:y="6.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8.486cm" svg:y="6.5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8.486cm" svg:y="6.5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8.486cm" svg:y="8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8.486cm" svg:y="8.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8.486cm" svg:y="8.2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8.486cm" svg:y="9.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8.486cm" svg:y="9.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8.486cm" svg:y="9.8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8.486cm" svg:y="11.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8.486cm" svg:y="11.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8.486cm" svg:y="11.5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8.486cm" svg:y="13.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8.486cm" svg:y="13.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8.486cm" svg:y="13.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8.486cm" svg:y="14.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8.486cm" svg:y="14.8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8.486cm" svg:y="14.8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8.486cm" svg:y="16.5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8.486cm" svg:y="16.5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8.486cm" svg:y="16.5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8.486cm" svg:y="18.1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8.486cm" svg:y="18.1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8.486cm" svg:y="18.1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8.486cm" svg:y="19.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8.486cm" svg:y="19.8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8.486cm" svg:y="19.8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8.486cm" svg:y="21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8.486cm" svg:y="21.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8.486cm" svg:y="21.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8.486cm" svg:y="23.1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8.486cm" svg:y="23.1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8.486cm" svg:y="23.1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8.486cm" svg:y="24.8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8.486cm" svg:y="24.8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8.486cm" svg:y="24.8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0.5cm" svg:height="0.5cm" svg:x="18.486cm" svg:y="26.4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25cm" svg:x="18.486cm" svg:y="26.4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8.486cm" svg:y="26.48cm">
              <text:p/>
              <draw:enhanced-geometry svg:viewBox="0 0 21600 21600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AU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6-09-09T11:07:39.045000000</meta:creation-date>
    <dc:date>2022-06-17T16:39:34.784000000</dc:date>
    <meta:editing-duration>PT7H2M30S</meta:editing-duration>
    <meta:editing-cycles>38</meta:editing-cycles>
    <meta:generator>LibreOffice/7.1.4.2$Windows_X86_64 LibreOffice_project/a529a4fab45b75fefc5b6226684193eb000654f6</meta:generator>
    <meta:document-statistic meta:object-count="1190"/>
  </office:meta>
</office:document-meta>
</file>